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Normal_20__28_Web_29_">
      <style:text-properties fo:font-weight="bold" style:font-weight-asian="bold"/>
    </style:style>
    <style:style style:name="P4" style:family="paragraph" style:parent-style-name="Normal_20__28_Web_29_">
      <style:text-properties fo:font-weight="bold" style:font-weight-asian="bold" style:font-weight-complex="bold"/>
    </style:style>
    <style:style style:name="P5" style:family="paragraph" style:parent-style-name="Normal_20__28_Web_29_">
      <style:paragraph-properties fo:text-align="center" style:justify-single-word="false"/>
      <style:text-properties fo:font-weight="bold" style:font-weight-asian="bold"/>
    </style:style>
    <style:style style:name="P6" style:family="paragraph" style:parent-style-name="Normal_20__28_Web_29_">
      <style:text-properties style:text-underline-style="solid" style:text-underline-width="auto" style:text-underline-color="font-color" fo:font-weight="bold" style:font-weight-asian="bold"/>
    </style:style>
    <style:style style:name="P7" style:family="paragraph" style:parent-style-name="Normal_20__28_Web_29_">
      <style:text-properties style:text-underline-style="solid" style:text-underline-width="auto" style:text-underline-color="font-color" fo:font-weight="bold" style:font-weight-asian="bold" style:font-weight-complex="bold"/>
    </style:style>
    <style:style style:name="P8" style:family="paragraph" style:parent-style-name="Normal_20__28_Web_29_">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Normal_20__28_Web_29_">
      <style:text-properties style:text-underline-style="none"/>
    </style:style>
    <style:style style:name="P10" style:family="paragraph" style:parent-style-name="Normal_20__28_Web_29_">
      <style:text-properties style:text-underline-style="none" fo:font-weight="normal" style:font-weight-asian="normal" style:font-weight-complex="normal"/>
    </style:style>
    <style:style style:name="P11" style:family="paragraph" style:parent-style-name="Normal_20__28_Web_29_">
      <style:text-properties style:text-underline-style="none" fo:font-weight="bold" style:font-weight-asian="bold" style:font-weight-complex="bold"/>
    </style:style>
    <style:style style:name="P12" style:family="paragraph" style:parent-style-name="Normal_20__28_Web_29_">
      <style:text-properties fo:font-style="italic" style:text-underline-style="none" fo:font-weight="normal" style:font-style-asian="italic" style:font-weight-asian="normal" style:font-style-complex="italic" style:font-weight-complex="normal"/>
    </style:style>
    <style:style style:name="P13" style:family="paragraph" style:parent-style-name="Normal_20__28_Web_29_">
      <style:text-properties fo:font-style="italic" style:text-underline-style="none" fo:font-weight="bold" style:font-style-asian="italic" style:font-weight-asian="bold" style:font-style-complex="italic" style:font-weight-complex="bold"/>
    </style:style>
    <style:style style:name="P14" style:family="paragraph" style:parent-style-name="Normal_20__28_Web_29_">
      <style:text-properties fo:font-style="normal" style:text-underline-style="none" fo:font-weight="bold" style:font-style-asian="normal" style:font-weight-asian="bold" style:font-style-complex="normal" style:font-weight-complex="bold"/>
    </style:style>
    <style:style style:name="P15" style:family="paragraph" style:parent-style-name="Normal_20__28_Web_29_">
      <style:text-properties fo:font-style="normal" style:text-underline-style="none" fo:font-weight="normal" style:font-style-asian="normal" style:font-weight-asian="normal" style:font-style-complex="normal" style:font-weight-complex="normal"/>
    </style:style>
    <style:style style:name="P16" style:family="paragraph" style:parent-style-name="Normal_20__28_Web_29_">
      <style:paragraph-properties fo:text-align="center" style:justify-single-word="false"/>
    </style:style>
    <style:style style:name="P17" style:family="paragraph" style:parent-style-name="HTML_20_Preformatted">
      <style:text-properties style:font-name="Times New Roman1" fo:font-size="11pt" fo:font-style="italic" style:font-size-asian="11pt" style:font-style-asian="italic" style:font-size-complex="11pt" style:font-style-complex="italic"/>
    </style:style>
    <style:style style:name="P18"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style:font-weight-asian="bold"/>
    </style:style>
    <style:style style:name="P19" style:family="paragraph" style:parent-style-name="Standard" style:list-style-name="WW8Num1">
      <style:paragraph-properties fo:margin-top="0.494cm" fo:margin-bottom="0cm"/>
    </style:style>
    <style:style style:name="P20" style:family="paragraph" style:parent-style-name="Standard" style:list-style-name="WW8Num1">
      <style:paragraph-properties fo:margin-top="0cm" fo:margin-bottom="0cm"/>
    </style:style>
    <style:style style:name="P21" style:family="paragraph" style:parent-style-name="Standard" style:list-style-name="WW8Num1">
      <style:paragraph-properties fo:margin-top="0cm" fo:margin-bottom="0.494cm"/>
    </style:style>
    <style:style style:name="P22" style:family="paragraph" style:parent-style-name="Normal_20__28_Web_29_" style:list-style-name="L1">
      <style:text-properties fo:font-weight="bold" style:font-weight-asian="bold" style:font-weight-complex="bold"/>
    </style:style>
    <style:style style:name="P23" style:family="paragraph" style:parent-style-name="Normal_20__28_Web_29_">
      <style:text-properties style:text-underline-style="solid" style:text-underline-width="auto" style:text-underline-color="font-color" fo:font-weight="bold" style:font-weight-asian="bold" style:font-weight-complex="bold"/>
    </style:style>
    <style:style style:name="P24" style:family="paragraph" style:parent-style-name="Normal_20__28_Web_29_">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25" style:family="paragraph" style:parent-style-name="Normal_20__28_Web_29_">
      <style:text-properties fo:font-style="italic" style:text-underline-style="none" fo:font-weight="bold" style:font-style-asian="italic" style:font-weight-asian="bold" style:font-style-complex="italic" style:font-weight-complex="bold"/>
    </style:style>
    <style:style style:name="P26" style:family="paragraph" style:parent-style-name="Normal_20__28_Web_29_">
      <style:text-properties fo:font-style="italic" style:text-underline-style="none" fo:font-weight="normal" style:font-style-asian="italic" style:font-weight-asian="normal" style:font-style-complex="italic" style:font-weight-complex="normal"/>
    </style:style>
    <style:style style:name="P27" style:family="paragraph" style:parent-style-name="Normal_20__28_Web_29_">
      <style:text-properties style:text-underline-style="none" fo:font-weight="normal" style:font-weight-asian="normal" style:font-weight-complex="normal"/>
    </style:style>
    <style:style style:name="P28" style:family="paragraph" style:parent-style-name="Normal_20__28_Web_29_">
      <style:text-properties style:text-underline-style="none" fo:font-weight="bold" style:font-weight-asian="bold" style:font-weight-complex="bold"/>
    </style:style>
    <style:style style:name="P29" style:family="paragraph" style:parent-style-name="Normal_20__28_Web_29_">
      <style:paragraph-properties fo:text-align="center" style:justify-single-word="false"/>
      <style:text-properties style:text-underline-style="none" fo:font-weight="bold" style:font-weight-asian="bold" style:font-weight-complex="bold"/>
    </style:style>
    <style:style style:name="P30" style:family="paragraph" style:parent-style-name="Heading_20_3">
      <style:text-properties fo:font-weight="normal" style:font-weight-asian="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style:font-name="Times New Roman1" fo:font-size="11pt" fo:font-style="italic" style:font-size-asian="11pt" style:font-style-asian="italic" style:font-size-complex="11pt"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RSPec Documentation</text:p>
      <text:p text:style-name="P2"/>
      <text:p text:style-name="P4">Contents:</text:p>
      <text:list xml:id="list1464069631" text:style-name="L1">
        <text:list-item>
          <text:p text:style-name="P22">Introduction to Rspec <text:s/></text:p>
        </text:list-item>
      </text:list>
      <text:p text:style-name="P4"><text:s text:c="13"/>- Installing Rspec Gem (Getting Started)</text:p>
      <text:list xml:id="list734586938" text:continue-numbering="true" text:style-name="L1">
        <text:list-header>
          <text:p text:style-name="P22"><text:s/>- Terminology used in Rspec</text:p>
        </text:list-header>
        <text:list-item>
          <text:p text:style-name="P22">Writing Simple Rspec Tests </text:p>
        </text:list-item>
        <text:list-item>
          <text:p text:style-name="P22">Running Rspec Testfiles</text:p>
        </text:list-item>
        <text:list-item>
          <text:p text:style-name="P22">Scenario Testing Examples of OAR REST APIs using Rspec</text:p>
        </text:list-item>
        <text:list-item>
          <text:p text:style-name="P22">Creating Rspec Testsuites</text:p>
        </text:list-item>
        <text:list-item>
          <text:p text:style-name="P22">Tutorials/References</text:p>
        </text:list-item>
      </text:list>
      <text:p text:style-name="Normal_20__28_Web_29_"/>
      <text:p text:style-name="P7"/>
      <text:p text:style-name="P7"/>
      <text:p text:style-name="P7"/>
      <text:p text:style-name="P7"/>
      <text:p text:style-name="P7"/>
      <text:p text:style-name="P7"/>
      <text:p text:style-name="P7"/>
      <text:p text:style-name="P11"/>
      <text:p text:style-name="P11"/>
      <text:p text:style-name="P11"><text:tab/><text:tab/><text:tab/><text:tab/><text:tab/><text:tab/><text:tab/><text:tab/>Written by ,</text:p>
      <text:p text:style-name="P11"><text:tab/><text:tab/><text:tab/><text:tab/><text:tab/><text:tab/><text:tab/><text:tab/>Narayanan K</text:p>
      <text:p text:style-name="P11"><text:tab/><text:tab/><text:tab/><text:tab/><text:tab/><text:tab/><text:tab/><text:tab/>Gsoc-2010,OAR Testsuites</text:p>
      <text:p text:style-name="P8"><text:soft-page-break/>Introduction to Rspec</text:p>
      <text:p text:style-name="Normal_20__28_Web_29_">Rspec is a behavior driven test development framework developed for Ruby.</text:p>
      <text:p text:style-name="Normal_20__28_Web_29_">Behavior Driven Development(BDD) began its journey as an attempt to better understand and explain the process of Test Driven Development. <text:span text:style-name="T8">Behavior driven development is an agile software development technique . </text:span></text:p>
      <text:p text:style-name="Normal_20__28_Web_29_">Lot of beautiful documentations describing RSpec are available online including the e-book, “The RSpec Book” by David Chelinsky. </text:p>
      <text:p text:style-name="Normal_20__28_Web_29_">I have included the sites and the e-book that is available in the reference section of this documentation that really got me testing my codes with RSpec. <text:s/></text:p>
      <text:p text:style-name="Normal_20__28_Web_29_">This documentation specifically deals with how to perform unit/scenario testing of the OAR REST APIs. </text:p>
      <text:p text:style-name="Normal_20__28_Web_29_">The RSpec tool is a Ruby package that lets you build a specification alongside your software. This specification is actually a test that describes the behavior of your system. </text:p>
      <text:p text:style-name="Normal_20__28_Web_29_">Here's the flow for development with RSpec:</text:p>
      <text:list xml:id="list1771992136" text:style-name="WW8Num1">
        <text:list-item>
          <text:p text:style-name="P19">You write a test. This test describes the behavior of a small element of your system.</text:p>
        </text:list-item>
        <text:list-item>
          <text:p text:style-name="P20">You run the test. The test fails because you have not yet built the code for that part of your system. This important step tests your test case, verifying that your test case fails when it should.</text:p>
        </text:list-item>
        <text:list-item>
          <text:p text:style-name="P20">You write enough code to make the test pass.</text:p>
        </text:list-item>
        <text:list-item>
          <text:p text:style-name="P21">You run the tests and verify that they pass.</text:p>
        </text:list-item>
      </text:list>
      <text:p text:style-name="Normal_20__28_Web_29_">In essence, an RSpec developer turns test cases from red (failing) to green (passing) all day. It's a motivating process. In this article, I walk you through working with the basics in RSpec. </text:p>
      <text:p text:style-name="P6">Getting started:</text:p>
      <text:p text:style-name="Normal_20__28_Web_29_">To get started, I'll assume you've installed Ruby and gems. You'll also need to install RSpec. </text:p>
      <text:p text:style-name="Normal_20__28_Web_29_">Type: </text:p>
      <text:p text:style-name="Normal_20__28_Web_29_"><text:span text:style-name="HTML_20_Code"><text:span text:style-name="T9">gem install rspec</text:span></text:span><text:span text:style-name="T9"> </text:span></text:p>
      <text:p text:style-name="Normal_20__28_Web_29_">Terminology<text:span text:style-name="T3"> </text:span>used in Rspec<text:span text:style-name="T3">:</text:span></text:p>
      <text:p text:style-name="P9"><text:span text:style-name="T2">Subject code</text:span> : The code whose behaviour we are specifying with Rspec.</text:p>
      <text:p text:style-name="P9"><text:soft-page-break/><text:span text:style-name="T2">Expectation</text:span> : An expression of how the subject code is expected to behave</text:p>
      <text:p text:style-name="P9"><text:span text:style-name="T2">Code example : <text:s/></text:span>An executable example of how the subject code can be <text:s text:c="4"/>used, and its expected behaviour (expressed with expectations) in a given context. In BDD, we write the code examples before the subject code they document. </text:p>
      <text:p text:style-name="P9"><text:span text:style-name="T2">Example group</text:span> : A group of code examples.</text:p>
      <text:p text:style-name="P10"><text:span text:style-name="T2">Spec, a.k.a. spec file</text:span> : A file that contains one or more example groups.</text:p>
      <text:p text:style-name="P10">If you already have some experience with Test::Unit or similar tools in other languages and/or TDD, the words we’re using here map directly to words you’re already familiar with: </text:p>
      <text:p text:style-name="P10"><text:s text:c="4"/>• <text:span text:style-name="T2">Assertion</text:span> becomes <text:span text:style-name="T2">Expectation.</text:span> </text:p>
      <text:p text:style-name="P10"><text:s text:c="4"/>• <text:span text:style-name="T2">Test Method</text:span> becomes <text:span text:style-name="T2">Code Example</text:span>. </text:p>
      <text:p text:style-name="P10"><text:span text:style-name="T9"><text:s text:c="4"/>• </text:span><text:span text:style-name="T10">Test Case</text:span><text:span text:style-name="T9"> </text:span><text:span text:style-name="T12">becomes</text:span><text:span text:style-name="T9"> </text:span><text:span text:style-name="T10">Example Group</text:span><text:span text:style-name="T9">.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text:span text:style-name="T3">Writing Simple Rspec Tests :</text:span><text:span text:style-name="T6"> </text:span></text:p>
      <text:p text:style-name="P10">A simple spec code to test if 1+2 is 3. The testfile name is : <text:span text:style-name="T2">simple_math_spec.rb </text:span></text:p>
      <text:p text:style-name="P12">require 'rubygems' <text:tab/><text:tab/><text:tab/><text:tab/><text:tab/><text:tab/><text:tab/><text:tab/><text:tab/> <text:s/>require 'spec' </text:p>
      <text:p text:style-name="P12">describe "simple math" do </text:p>
      <text:p text:style-name="P12"><text:s text:c="2"/>it "should provide a sum of two numbers" do </text:p>
      <text:p text:style-name="P12"><text:s text:c="2"/>(1 + 2).should == 3 <text:tab/><text:tab/><text:tab/><text:tab/><text:tab/><text:tab/><text:tab/><text:tab/><text:tab/> <text:s text:c="6"/>end <text:tab/><text:tab/><text:tab/><text:tab/><text:tab/><text:tab/><text:tab/><text:tab/><text:tab/><text:tab/><text:tab/> <text:s text:c="6"/>end </text:p>
      <text:p text:style-name="P10">The 'should' statement verifies the assertion if it is successful or failure.</text:p>
      <text:p text:style-name="P3">A general RSpec Test Structure with Before and After statements: </text:p>
      <text:p text:style-name="HTML_20_Preformatted"><text:span text:style-name="T13">describe </text:span><text:span text:style-name="co"><text:span text:style-name="T13">Thing</text:span></text:span><text:span text:style-name="T13"> </text:span><text:span text:style-name="r"><text:span text:style-name="T13">do</text:span></text:span></text:p>
      <text:p text:style-name="P17"><text:s text:c="2"/></text:p>
      <text:p text:style-name="HTML_20_Preformatted"><text:span text:style-name="T13"><text:s text:c="2"/>before(</text:span><text:span text:style-name="sy"><text:span text:style-name="T13">:all</text:span></text:span><text:span text:style-name="T13">) </text:span><text:span text:style-name="r"><text:span text:style-name="T13">do</text:span></text:span></text:p>
      <text:p text:style-name="HTML_20_Preformatted"><text:span text:style-name="T13"><text:s text:c="4"/></text:span><text:span text:style-name="c"><text:span text:style-name="T13"># This is run once and only once, before all of the examples</text:span></text:span></text:p>
      <text:p text:style-name="HTML_20_Preformatted"><text:span text:style-name="T13"><text:s text:c="4"/></text:span><text:span text:style-name="c"><text:span text:style-name="T13"># and before any before(:each) blocks.</text:span></text:span></text:p>
      <text:p text:style-name="HTML_20_Preformatted"><text:span text:style-name="T13"><text:s text:c="2"/></text:span><text:span text:style-name="r"><text:span text:style-name="T13">end</text:span></text:span></text:p>
      <text:p text:style-name="P17"/>
      <text:p text:style-name="HTML_20_Preformatted"><text:span text:style-name="T13"><text:s text:c="2"/>before(</text:span><text:span text:style-name="sy"><text:span text:style-name="T13">:each</text:span></text:span><text:span text:style-name="T13">) </text:span><text:span text:style-name="r"><text:span text:style-name="T13">do</text:span></text:span></text:p>
      <text:p text:style-name="HTML_20_Preformatted"><text:span text:style-name="T13"><text:s text:c="4"/></text:span><text:span text:style-name="c"><text:span text:style-name="T13"># This is run before each example.</text:span></text:span></text:p>
      <text:p text:style-name="HTML_20_Preformatted"><text:span text:style-name="T13"><text:s text:c="2"/></text:span><text:span text:style-name="r"><text:span text:style-name="T13">end</text:span></text:span></text:p>
      <text:p text:style-name="P17"/>
      <text:p text:style-name="HTML_20_Preformatted"><text:span text:style-name="T13"><text:s text:c="2"/>before </text:span><text:span text:style-name="r"><text:span text:style-name="T13">do</text:span></text:span></text:p>
      <text:p text:style-name="HTML_20_Preformatted"><text:span text:style-name="T13"><text:s text:c="4"/></text:span><text:span text:style-name="c"><text:span text:style-name="T13"># :each is the default, so this is the same as before(:each)</text:span></text:span></text:p>
      <text:p text:style-name="HTML_20_Preformatted"><text:span text:style-name="T13"><text:s text:c="2"/></text:span><text:span text:style-name="r"><text:span text:style-name="T13">end</text:span></text:span></text:p>
      <text:p text:style-name="P17"/>
      <text:p text:style-name="HTML_20_Preformatted"><text:span text:style-name="T13"><text:s text:c="2"/>it </text:span><text:span text:style-name="dl"><text:span text:style-name="T13">"</text:span></text:span><text:span text:style-name="k"><text:span text:style-name="T13">should do stuff</text:span></text:span><text:span text:style-name="dl"><text:span text:style-name="T13">"</text:span></text:span><text:span text:style-name="T13"> </text:span><text:span text:style-name="r"><text:span text:style-name="T13">do</text:span></text:span></text:p>
      <text:p text:style-name="P17"><text:s text:c="4"/>...</text:p>
      <text:p text:style-name="HTML_20_Preformatted"><text:span text:style-name="T13"><text:s text:c="2"/></text:span><text:span text:style-name="r"><text:span text:style-name="T13">end</text:span></text:span></text:p>
      <text:p text:style-name="P17"/>
      <text:p text:style-name="HTML_20_Preformatted"><text:span text:style-name="T13"><text:s text:c="2"/>it </text:span><text:span text:style-name="dl"><text:span text:style-name="T13">"</text:span></text:span><text:span text:style-name="k"><text:span text:style-name="T13">should do more stuff</text:span></text:span><text:span text:style-name="dl"><text:span text:style-name="T13">"</text:span></text:span><text:span text:style-name="T13"> </text:span><text:span text:style-name="r"><text:span text:style-name="T13">do</text:span></text:span></text:p>
      <text:p text:style-name="P17"><text:s text:c="4"/>...</text:p>
      <text:p text:style-name="HTML_20_Preformatted"><text:span text:style-name="T13"><text:s text:c="2"/></text:span><text:span text:style-name="r"><text:span text:style-name="T13">end</text:span></text:span></text:p>
      <text:p text:style-name="P17"/>
      <text:p text:style-name="HTML_20_Preformatted"><text:span text:style-name="T13"><text:s text:c="2"/>after(</text:span><text:span text:style-name="sy"><text:span text:style-name="T13">:each</text:span></text:span><text:span text:style-name="T13">) </text:span><text:span text:style-name="r"><text:span text:style-name="T13">do</text:span></text:span></text:p>
      <text:p text:style-name="HTML_20_Preformatted"><text:span text:style-name="T13"><text:s text:c="4"/></text:span><text:span text:style-name="c"><text:span text:style-name="T13"># this is after each example</text:span></text:span></text:p>
      <text:p text:style-name="HTML_20_Preformatted"><text:span text:style-name="T13"><text:s text:c="2"/></text:span><text:span text:style-name="r"><text:span text:style-name="T13">end</text:span></text:span></text:p>
      <text:p text:style-name="P17"><text:s text:c="2"/></text:p>
      <text:p text:style-name="HTML_20_Preformatted"><text:span text:style-name="T13"><text:s text:c="2"/>after </text:span><text:span text:style-name="r"><text:span text:style-name="T13">do</text:span></text:span></text:p>
      <text:p text:style-name="HTML_20_Preformatted"><text:span text:style-name="T13"><text:s text:c="4"/></text:span><text:span text:style-name="c"><text:span text:style-name="T13"># :each is the default, so this is the same as after(:each)</text:span></text:span></text:p>
      <text:p text:style-name="HTML_20_Preformatted"><text:span text:style-name="T13"><text:s text:c="2"/></text:span><text:span text:style-name="r"><text:span text:style-name="T13">end</text:span></text:span></text:p>
      <text:p text:style-name="P17"><text:soft-page-break/></text:p>
      <text:p text:style-name="HTML_20_Preformatted"><text:span text:style-name="T13"><text:s text:c="2"/>after(</text:span><text:span text:style-name="sy"><text:span text:style-name="T13">:all</text:span></text:span><text:span text:style-name="T13">) </text:span><text:span text:style-name="r"><text:span text:style-name="T13">do</text:span></text:span></text:p>
      <text:p text:style-name="HTML_20_Preformatted"><text:span text:style-name="T13"><text:s text:c="4"/></text:span><text:span text:style-name="c"><text:span text:style-name="T13"># this is run once and only once after all of the examples</text:span></text:span></text:p>
      <text:p text:style-name="HTML_20_Preformatted"><text:span text:style-name="T13"><text:s text:c="4"/></text:span><text:span text:style-name="c"><text:span text:style-name="T13"># and after any after(:each) blocks</text:span></text:span></text:p>
      <text:p text:style-name="HTML_20_Preformatted"><text:span text:style-name="T13"><text:s text:c="2"/></text:span><text:span text:style-name="r"><text:span text:style-name="T13">end</text:span></text:span></text:p>
      <text:p text:style-name="P17"><text:s text:c="2"/></text:p>
      <text:p text:style-name="HTML_20_Preformatted"><text:span text:style-name="r"><text:span text:style-name="T13">end</text:span></text:span></text:p>
      <text:p text:style-name="Normal_20__28_Web_29_"><text:span text:style-name="T2">Warning</text:span>: The use of <text:span text:style-name="HTML_20_Code"><text:span text:style-name="T9">before(:all)</text:span></text:span> and <text:span text:style-name="HTML_20_Code"><text:span text:style-name="T9">after(:all)</text:span></text:span> is generally discouraged because it introduces dependencies between the Examples. Still, it might prove useful for very expensive operations if you know what you are doing.</text:p>
      <text:p text:style-name="Normal_20__28_Web_29_"><text:span text:style-name="T2">Note:</text:span> before and after methods are similar to setup and teardown functionalities in Test::Unit</text:p>
      <text:p text:style-name="P3">Helper Methods:</text:p>
      <text:p text:style-name="HTML_20_Preformatted"><text:span text:style-name="T13">describe </text:span><text:span text:style-name="dl"><text:span text:style-name="T13">"</text:span></text:span><text:span text:style-name="k"><text:span text:style-name="T13">...</text:span></text:span><text:span text:style-name="dl"><text:span text:style-name="T13">"</text:span></text:span><text:span text:style-name="T13"> </text:span><text:span text:style-name="r"><text:span text:style-name="T13">do</text:span></text:span></text:p>
      <text:p text:style-name="P17"/>
      <text:p text:style-name="HTML_20_Preformatted"><text:span text:style-name="T13"><text:s text:c="2"/>it </text:span><text:span text:style-name="dl"><text:span text:style-name="T13">"</text:span></text:span><text:span text:style-name="k"><text:span text:style-name="T13">...</text:span></text:span><text:span text:style-name="dl"><text:span text:style-name="T13">"</text:span></text:span><text:span text:style-name="T13"> </text:span><text:span text:style-name="r"><text:span text:style-name="T13">do</text:span></text:span></text:p>
      <text:p text:style-name="P17"><text:s text:c="4"/>helper_method</text:p>
      <text:p text:style-name="HTML_20_Preformatted"><text:span text:style-name="T13"><text:s text:c="2"/></text:span><text:span text:style-name="r"><text:span text:style-name="T13">end</text:span></text:span></text:p>
      <text:p text:style-name="P17"><text:s text:c="2"/></text:p>
      <text:p text:style-name="HTML_20_Preformatted"><text:span text:style-name="T13"><text:s text:c="2"/></text:span><text:span text:style-name="r"><text:span text:style-name="T13">def</text:span></text:span><text:span text:style-name="T13"> </text:span><text:span text:style-name="fu"><text:span text:style-name="T13">helper_method</text:span></text:span></text:p>
      <text:p text:style-name="P17"><text:s text:c="4"/>...</text:p>
      <text:p text:style-name="HTML_20_Preformatted"><text:span text:style-name="T13"><text:s text:c="2"/></text:span><text:span text:style-name="r"><text:span text:style-name="T13">end</text:span></text:span></text:p>
      <text:p text:style-name="P17"/>
      <text:p text:style-name="HTML_20_Preformatted"><text:span text:style-name="r"><text:span text:style-name="T13">end</text:span></text:span></text:p>
      <text:p text:style-name="P3">Pending Examples:</text:p>
      <text:h text:style-name="P30" text:outline-level="3">Leave out the block:</text:h>
      <text:p text:style-name="HTML_20_Preformatted"><text:span text:style-name="T13">it </text:span><text:span text:style-name="dl"><text:span text:style-name="T13">"</text:span></text:span><text:span text:style-name="k"><text:span text:style-name="T13">should say foo</text:span></text:span><text:span text:style-name="dl"><text:span text:style-name="T13">"</text:span></text:span></text:p>
      <text:p text:style-name="Normal_20__28_Web_29_">The output will say PENDING (Not Yet Implemented).</text:p>
      <text:p text:style-name="P10"><text:span text:style-name="T2">Note : </text:span>A well written article on how to write Rspec testcases for simulating a state machine and then write corresponding development code to pass each testcase can be found in the link : </text:p>
      <text:p text:style-name="P10"><text:a xlink:type="simple" xlink:href="http://www.ibm.com/developerworks/web/library/wa-rspec/">http://www.ibm.com/developerworks/web/library/wa-rspec/</text:a> </text:p>
      <text:p text:style-name="P7"/>
      <text:p text:style-name="P7"/>
      <text:p text:style-name="P7"/>
      <text:p text:style-name="P16"><text:soft-page-break/><text:span text:style-name="T5">Running an Rspec Test :</text:span><text:span text:style-name="T7"> </text:span></text:p>
      <text:p text:style-name="P10">Running our simple_math_spec.rb with the spec command: </text:p>
      <text:p text:style-name="P13">$ spec simple_math_spec.rb </text:p>
      <text:p text:style-name="P10">You should see output like this: <text:tab/><text:tab/><text:tab/><text:tab/><text:tab/><text:tab/> <text:tab/><text:tab/></text:p>
      <text:p text:style-name="P10"><text:s/>. </text:p>
      <text:p text:style-name="P10">Finished in 0.00621 seconds <text:tab/><text:tab/><text:tab/><text:tab/><text:tab/> <text:s/><text:tab/><text:tab/> <text:s text:c="2"/><text:tab/> <text:s text:c="9"/>1 example, 0 failures </text:p>
      <text:p text:style-name="P10">This is RSpec’s default output format, the progress bar format. It prints out a dot for every code example that is executed and passes (only one in this case). If an example fails, it prints an F. If an example is pending it prints a *. These dots, F’s and *’s are printed after each example is run, so when you have many examples you can actually see the progress of the run, hence the name “progress bar.” After the progress bar, it prints out the time it took to run and then a summary of what was run. In this case, we ran one example and it passed, so there are no failures. </text:p>
      <text:p text:style-name="P10"><text:s/>Now try running it with the ruby command instead: </text:p>
      <text:p text:style-name="P13">$ ruby simple_math_spec.rb </text:p>
      <text:p text:style-name="P10">You should see the same output. When executing individual spec files, the spec and ruby commands are somewhat interchangeable. We do, however, get some added value from the spec command when running more than just one file. </text:p>
      <text:p text:style-name="P24">Other spec options:</text:p>
      <text:p text:style-name="P11"><text:span text:style-name="T9">$ spec test.rb --format specdoc <text:s text:c="3"/></text:span><text:span text:style-name="T11">(To see test results in detail formatted form)</text:span></text:p>
      <text:p text:style-name="P11"><text:span text:style-name="T9">$</text:span><text:span text:style-name="T11"> </text:span><text:span text:style-name="T9">spec path/to/my/specs --format html:path/to/my/report.html </text:span><text:span text:style-name="T11">(Redirects output to an html page)</text:span></text:p>
      <text:p text:style-name="P13">$ spec specdir --backtrace</text:p>
      <text:p text:style-name="P13">$ spec specdir --color</text:p>
      <text:p text:style-name="P24">Invoke With Options Stored in a File with --options </text:p>
      <text:p text:style-name="P12">You can store any combination of these options in a file and tell the spec command where to find it. For example, you can add this to <text:s text:c="54"/>spec/spec.opts: </text:p>
      <text:p text:style-name="P12"><text:soft-page-break/>--color <text:tab/><text:tab/><text:tab/><text:tab/><text:tab/><text:tab/><text:tab/><text:tab/> <text:s text:c="23"/>--format specdoc </text:p>
      <text:p text:style-name="P12">You can list as many options as you want, with one or more words per line. As long as there is a space, tab or newline between each word, they will all be parsed and loaded. Then you can run the code examples with this command: </text:p>
      <text:p text:style-name="P13">$ spec specdir --options specdir/spec.opts </text:p>
      <text:p text:style-name="P12">That will invoke the options listed in the file.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Scenario Testing Examples of OAR APIs using Rspec:</text:p>
      <text:p text:style-name="P10">Rspec can be used to perform scenario testing.</text:p>
      <text:p text:style-name="P15">Assume we have a library, librestapi.rb, that contains call to all the OAR REST APIs with error management. </text:p>
      <text:p text:style-name="P14">Sample librestapi.rb with calls to get /jobs/&lt;id&gt;, post /jobs and delete /jobs</text:p>
      <text:p text:style-name="P15">####################################################################### </text:p>
      <text:p text:style-name="P15"># Method: specific_job_details(jobid) </text:p>
      <text:p text:style-name="P15"># Input: jobid </text:p>
      <text:p text:style-name="P15"># Result: GETs details of specific job &amp; stores in hash specificjobdetails </text:p>
      <text:p text:style-name="P15">####################################################################### </text:p>
      <text:p text:style-name="P15">def specific_job_details(jobid) <text:tab/><text:tab/><text:tab/><text:tab/><text:tab/> <text:s text:c="6"/>@specificjobdetails = get(@api, "/jobs/#{jobid}") <text:s text:c="58"/>if !@specificjobdetails.is_a?(Hash) or @specificjobdetails.empty? <text:tab/><text:tab/><text:tab/><text:tab/>raise 'Error: In return value of GET /jobs/&lt;jobid&gt; API' <text:s text:c="38"/>end <text:tab/><text:tab/><text:tab/><text:tab/><text:tab/><text:tab/><text:tab/><text:tab/><text:tab/><text:tab/><text:tab/> <text:s text:c="6"/>end</text:p>
      <text:p text:style-name="P12">#######################################################################</text:p>
      <text:p text:style-name="P12"># Method: submit_job(jhash) </text:p>
      <text:p text:style-name="P12"># Input: jhash containing details of resources,jobscript in hash form </text:p>
      <text:p text:style-name="P12"># Result: Returns the submitted job Details in Hash and stores in jobstatus </text:p>
      <text:p text:style-name="P12">####################################################################### </text:p>
      <text:p text:style-name="P12">def submit_job(jhash) <text:tab/> <text:s/><text:tab/><text:tab/><text:tab/> <text:s text:c="44"/>@jobstatus = post(@api, '/jobs', jhash) <text:tab/><text:tab/><text:tab/> <text:s text:c="46"/>if !@jobstatus.is_a?(Hash) or @jobstatus.empty? <text:s/><text:tab/><text:tab/><text:tab/><text:tab/> <text:s text:c="12"/><text:tab/>raise 'Error: In return value of POST /jobs API' <text:tab/><text:tab/><text:tab/><text:tab/> <text:s text:c="5"/>end <text:tab/><text:tab/><text:tab/><text:tab/><text:tab/><text:tab/><text:tab/><text:tab/><text:tab/><text:tab/><text:tab/> <text:s text:c="5"/>end </text:p>
      <text:p text:style-name="P12"/>
      <text:p text:style-name="P12"/>
      <text:p text:style-name="P12"><text:soft-page-break/>####################################################################### </text:p>
      <text:p text:style-name="P12"># Method: del_job(jobid) </text:p>
      <text:p text:style-name="P12"># Input: <text:s/>jobid </text:p>
      <text:p text:style-name="P12"># Result: Returns the deleted job Details in Hash and stores in deletestatus </text:p>
      <text:p text:style-name="P12">####################################################################### </text:p>
      <text:p text:style-name="P12">def del_job(jobid) <text:tab/><text:tab/><text:tab/><text:tab/><text:tab/><text:tab/><text:tab/><text:tab/> <text:s/>@deletestatus = post(@api,"/jobs/#{jobid}/deletions/new", '') <text:s text:c="40"/>if !@deletestatus.is_a?(Hash) or @deletestatus.empty? <text:tab/> <text:tab/><text:tab/> <text:s text:c="13"/><text:tab/>raise 'Error: In return value of POST /jobs/&lt;id&gt;/deletions/new API' <text:tab/> <text:s text:c="5"/>end <text:tab/><text:tab/><text:tab/><text:tab/><text:tab/><text:tab/><text:tab/><text:tab/><text:tab/><text:tab/><text:tab/> <text:s text:c="5"/>end</text:p>
      <text:p text:style-name="P15">Now we add librestapi.rb path to RUBYLIB variable so that we can import the lib into our spec files using 'require'</text:p>
      <text:p text:style-name="P10">Here 2 example scenario testing of OAR APIs using Rspec are shown.</text:p>
      <text:p text:style-name="P11">a. Submit a job, Check if the job is still running after 10 minutes. (testspec.rb)</text:p>
      <text:p text:style-name="P12">require 'librestapi' <text:s text:c="108"/>$jobid = "" </text:p>
      <text:p text:style-name="P12">describe OarApis do </text:p>
      <text:p text:style-name="P12"><text:s/>before :all do </text:p>
      <text:p text:style-name="P12"><text:s text:c="2"/># Custom variables <text:tab/><text:tab/><text:tab/> APIURI="http://www.grenoble.grid5000.fr/oarapi" </text:p>
      <text:p text:style-name="P12">#Object of OarApis class <text:tab/><text:tab/><text:tab/> <text:s/><text:tab/><text:tab/><text:tab/><text:tab/><text:tab/> <text:s text:c="2"/>@obj = OarApis.new(APIURI) </text:p>
      <text:p text:style-name="P12">end </text:p>
      <text:p text:style-name="P12">#Scenario : Submit a Job, check if the job is running after 1 minute </text:p>
      <text:p text:style-name="P12">#Test for Submitting a job </text:p>
      <text:p text:style-name="P12">it "should submit a job successfully " do <text:tab/><text:tab/><text:tab/><text:tab/><text:tab/> <text:s text:c="11"/>resource = "/nodes=1/core=1" <text:tab/><text:tab/><text:tab/><text:tab/><text:tab/><text:tab/><text:tab/> <text:s text:c="3"/><text:soft-page-break/>script = "/home/nk/test.sh" <text:tab/>#This test must be running for more than or = 10minutes <text:s/>walltime = "1" </text:p>
      <text:p text:style-name="P12">jhash = { 'resource' =&gt; "#{resource}" , 'script' =&gt; "#{script}", 'walltime' =&gt; "#{walltime}" } </text:p>
      <text:p text:style-name="P12">begin <text:tab/><text:tab/><text:tab/><text:tab/><text:tab/><text:tab/><text:tab/><text:tab/><text:tab/>@obj.submit_job(jhash) <text:tab/><text:tab/><text:tab/><text:tab/><text:tab/><text:tab/><text:tab/> <text:s text:c="2"/>rescue <text:s/><text:tab/><text:tab/><text:tab/><text:tab/><text:tab/><text:tab/><text:tab/><text:tab/><text:tab/><text:tab/> <text:s text:c="4"/><text:tab/>puts "#{$!}" <text:tab/><text:tab/><text:tab/><text:tab/><text:tab/><text:tab/><text:tab/><text:tab/><text:tab/><text:tab/>exit 2 <text:tab/><text:tab/><text:tab/><text:tab/><text:tab/><text:tab/><text:tab/><text:tab/><text:tab/><text:tab/> <text:s text:c="5"/>end </text:p>
      <text:p text:style-name="P12">$jobid = @obj.jobstatus['id'].to_s </text:p>
      <text:p text:style-name="P12"><text:s/>@obj.jobstatus['status'].to_s.should == "submitted" <text:s text:c="2"/><text:tab/><text:tab/><text:tab/><text:tab/> <text:s text:c="5"/>end </text:p>
      <text:p text:style-name="P12"/>
      <text:p text:style-name="P12"><text:s/>#Test if job is running after 1 minute </text:p>
      <text:p text:style-name="P12"><text:s/>it "should check if the submitted job is running after 60 seconds" do <text:tab/><text:tab/> <text:s text:c="4"/>sleep 60 <text:tab/><text:tab/><text:tab/><text:tab/><text:tab/><text:tab/> <text:tab/><text:tab/><text:tab/><text:tab/> <text:s text:c="2"/>begin <text:tab/><text:tab/><text:tab/><text:tab/><text:tab/><text:tab/><text:tab/><text:tab/><text:tab/><text:tab/><text:tab/><text:tab/> <text:s text:c="4"/>@obj.specific_job_details($jobid) <text:s/><text:tab/><text:tab/><text:tab/><text:tab/><text:tab/> <text:s text:c="3"/>rescue <text:tab/><text:tab/><text:tab/><text:tab/><text:tab/><text:tab/><text:tab/><text:tab/><text:tab/><text:tab/> <text:s text:c="3"/><text:tab/><text:tab/> <text:s text:c="3"/>puts "#{$!}" <text:tab/><text:tab/><text:tab/><text:tab/><text:tab/><text:tab/><text:tab/><text:tab/><text:tab/> <text:s text:c="3"/>exit 2 <text:tab/><text:tab/><text:tab/><text:tab/><text:tab/><text:tab/><text:tab/><text:tab/><text:tab/> <text:s text:c="6"/>end </text:p>
      <text:p text:style-name="P12"><text:s/>@obj.specificjobdetails['state'].to_s.should == "Running" </text:p>
      <text:p text:style-name="P12">end <text:tab/><text:tab/><text:tab/><text:tab/><text:tab/><text:tab/><text:tab/><text:tab/><text:tab/><text:tab/><text:tab/> <text:s text:c="5"/>end</text:p>
      <text:p text:style-name="P12"><text:span text:style-name="T12">Running using spec : </text:span><text:s/><text:span text:style-name="T2">$ spec testspec.rb --format specdoc</text:span></text:p>
      <text:p text:style-name="P12">OarApis <text:tab/><text:tab/><text:tab/><text:tab/><text:tab/><text:tab/><text:tab/><text:tab/><text:tab/><text:tab/> <text:s text:c="10"/>- should submit a job successfully <text:tab/><text:tab/><text:tab/> <text:s/><text:tab/><text:tab/><text:tab/><text:tab/> <text:s text:c="10"/>- should contain jobid in queue of created job <text:tab/><text:tab/><text:tab/><text:tab/> <text:s text:c="22"/>- should delete the currently submitted job using the post api and jobid <text:s text:c="28"/>- should not contain the deleted job in the queue now </text:p>
      <text:p text:style-name="P12">Finished in 38.062151 seconds <text:tab/><text:tab/><text:tab/><text:tab/><text:tab/><text:tab/><text:tab/> <text:s text:c="9"/>4 examples, 0 failures </text:p>
      <text:p text:style-name="P10"><text:soft-page-break/><text:span text:style-name="T2">b. Submit a Job, check the queue for that job, Delete the job and again test the queue list </text:span><text:s/></text:p>
      <text:p text:style-name="P10">The test elements are are as follows:</text:p>
      <text:p text:style-name="P10"><text:s text:c="2"/>#Submitting a job </text:p>
      <text:p text:style-name="P10"><text:s/><text:span text:style-name="T9"><text:s/>it "should submit a job successfully " do <text:s/><text:tab/><text:tab/><text:tab/><text:tab/><text:tab/> <text:s/>@obj.submit_job </text:span></text:p>
      <text:p text:style-name="P10"><text:s/><text:span text:style-name="T9"><text:s/>$jobid = @obj.jobs['id'].to_s</text:span> <text:s/><text:tab/><text:tab/> <text:s text:c="2"/><text:tab/><text:tab/> <text:s/><text:span text:style-name="T9">@obj.jobs['status'].to_s.should == "submitted" <text:s/><text:tab/><text:tab/><text:tab/><text:tab/><text:tab/> <text:s text:c="7"/>end </text:span></text:p>
      <text:p text:style-name="P10"><text:s text:c="2"/>#Checking the queue (Can use GET /jobs to check) immediately. </text:p>
      <text:p text:style-name="P10"><text:s text:c="2"/><text:span text:style-name="T9">it "should contain jobid in queue of created job" do <text:s/><text:tab/><text:tab/><text:tab/> <text:s/>@obj.full_job_details <text:tab/><text:tab/><text:tab/><text:tab/><text:tab/> <text:tab/> <text:tab/><text:tab/></text:span> <text:s/><text:span text:style-name="T9">@obj</text:span>.<text:span text:style-name="T9">jobhash</text:span>.each <text:span text:style-name="T9">do</text:span> |jhash| <text:tab/><text:tab/><text:tab/><text:tab/><text:tab/><text:tab/><text:tab/><text:tab/> <text:s text:c="10"/><text:span text:style-name="T9">if</text:span> <text:s/><text:span text:style-name="T9">jhash['job_id']</text:span> <text:span text:style-name="T9">==</text:span> <text:span text:style-name="T9">$jobid</text:span> <text:tab/><text:tab/><text:tab/><text:tab/><text:tab/><text:tab/><text:tab/><text:tab/> <text:s text:c="3"/><text:span text:style-name="T9">@c=1</text:span> <text:tab/><text:tab/><text:tab/><text:tab/><text:tab/><text:tab/><text:tab/><text:tab/><text:tab/><text:tab/><text:tab/> <text:s text:c="6"/>e<text:span text:style-name="T9">nd <text:tab/><text:tab/><text:tab/><text:tab/><text:tab/><text:tab/><text:tab/><text:tab/><text:tab/> <text:s text:c="2"/><text:tab/><text:tab/> <text:s text:c="6"/>end <text:s/></text:span><text:tab/><text:tab/><text:tab/><text:tab/><text:tab/><text:tab/><text:tab/><text:tab/><text:tab/><text:tab/><text:tab/> <text:s/><text:span text:style-name="T9">@c.should == 1 </text:span><text:tab/><text:tab/><text:tab/><text:tab/><text:tab/><text:tab/><text:tab/><text:tab/><text:tab/> <text:s text:c="7"/><text:span text:style-name="T9">end </text:span></text:p>
      <text:p text:style-name="P10"><text:s text:c="2"/>#Delete the job </text:p>
      <text:p text:style-name="P10"><text:s/><text:span text:style-name="T9">it "should delete the currently submitted job using the post api and jobid" do</text:span> <text:s text:c="2"/><text:span text:style-name="T9">@obj.del_job($jobid)</text:span> <text:tab/><text:tab/><text:tab/><text:tab/><text:tab/><text:tab/><text:tab/> <text:s/><text:span text:style-name="T9">@obj.deletestatus['status'].should</text:span> == "<text:span text:style-name="T9">Delete request registered</text:span>" <text:s text:c="3"/><text:tab/><text:tab/> <text:s text:c="6"/><text:span text:style-name="T9">end</text:span> </text:p>
      <text:p text:style-name="P10"><text:s/>#Check the queue to ensure the job deleted is no more there #Negative Test. <text:s text:c="15"/>#But sleeps for sometime until the jobid is removed from the queue. </text:p>
      <text:p text:style-name="P10"><text:s text:c="2"/><text:span text:style-name="T9">it "should not contain the deleted job in the queue now" do <text:s/><text:tab/><text:tab/><text:tab/></text:span> <text:s text:c="2"/>@c=0 <text:s/><text:tab/><text:tab/><text:tab/><text:tab/><text:tab/><text:tab/><text:tab/><text:tab/><text:tab/><text:tab/><text:tab/> <text:s text:c="4"/><text:span text:style-name="T9">sleep 45</text:span> <text:s/># This is arbitrary as queue will be freed only based on its queue contents.. <text:s text:c="2"/><text:span text:style-name="T9">@obj.full_job_details <text:tab/><text:tab/><text:tab/><text:tab/><text:tab/><text:tab/><text:tab/><text:tab/></text:span> <text:s/><text:span text:style-name="T9">@obj.jobhash</text:span>.each <text:span text:style-name="T9">do</text:span> |jhash| <text:tab/><text:tab/><text:tab/><text:tab/> <text:s text:c="58"/><text:span text:style-name="T9">if jhash['job_id'] == $jobid <text:tab/><text:tab/><text:tab/><text:tab/><text:tab/><text:tab/><text:tab/><text:tab/></text:span> <text:s text:c="2"/><text:span text:style-name="T9">@c=1 <text:tab/><text:tab/><text:tab/><text:tab/><text:tab/><text:tab/><text:tab/><text:tab/><text:tab/><text:tab/><text:tab/></text:span> <text:s text:c="6"/><text:span text:style-name="T9">end <text:tab/><text:tab/><text:tab/><text:tab/><text:tab/><text:tab/><text:tab/><text:tab/><text:tab/><text:tab/><text:tab/> <text:s text:c="7"/>end <text:tab/><text:tab/><text:tab/><text:tab/><text:tab/><text:tab/><text:tab/><text:tab/><text:tab/> <text:s text:c="16"/></text:span><text:soft-page-break/>@c.should_not == 1 <text:tab/><text:tab/><text:tab/><text:tab/><text:tab/><text:tab/><text:tab/><text:tab/><text:tab/> <text:s text:c="6"/>end </text:p>
      <text:p text:style-name="P1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Creating Rspec Testsuites:</text:p>
      <text:p text:style-name="P10">Running Several Specs at Once :</text:p>
      <text:p text:style-name="P10">Running specs directly is handy if you just want to run one single file, but in most cases you really want to run many of them in one go. The simplest way to do this is to just pass the directory containing your spec files to the spec command. So if your spec files are in the specdir directory, you can just do this: </text:p>
      <text:p text:style-name="P11">$ spec spec dir</text:p>
      <text:p text:style-name="P10">In either case, the spec command will load all of the spec files in the spec directory and its sub-directories. By default, the spec command only loads files ending with _spec.rb. </text:p>
      <text:p text:style-name="P10">Several other tools like Rake, Autotest, Heckle, Rcov, Testmate etc..are used along with Rspec for more specific result set for specific requirements.</text:p>
      <text:p text:style-name="P10">Rspec has an Extension called “Cucumber” <text:s/>which is mostly built for higher level scenario testing. Visit http://cukes.info</text:p>
      <text:p text:style-name="P29"/>
      <text:p text:style-name="P16"><text:span text:style-name="T5">R</text:span><text:span text:style-name="T4">eferences:</text:span><text:span text:style-name="T1"> </text:span></text:p>
      <text:p text:style-name="Normal_20__28_Web_29_"><text:a xlink:type="simple" xlink:href="http://www.ibm.com/developerworks/web/library/wa-rspec/">http://www.ibm.com/developerworks/web/library/wa-rspec/</text:a> </text:p>
      <text:p text:style-name="Normal_20__28_Web_29_"><text:span text:style-name="Internet_20_link">http://media.pragprog.com/titles/achbd/examples.pdf</text:span></text:p>
      <text:p text:style-name="Normal_20__28_Web_29_"><text:a xlink:type="simple" xlink:href="http://rspec.info/documentation/"><text:span text:style-name="Internet_20_link">http://rspec.info/documentation/</text:span></text:a></text:p>
      <text:p text:style-name="Normal_20__28_Web_29_"><text:a xlink:type="simple" xlink:href="http://www.oreillynet.com/pub/a/ruby/2007/08/09/behavior-driven-development-using-ruby-part-1.html"><text:span text:style-name="Internet_20_link">http://www.oreillynet.com/pub/a/ruby/2007/08/09/behavior-driven-development-using-ruby-part-1.html</text:span></text:a> </text:p>
      <text:p text:style-name="Normal_20__28_Web_29_"/>
      <text:p text:style-name="Normal_20__28_Web_29_"/>
      <text:p text:style-name="Standard"/>
      <text:p text:style-name="P1"/>
      <text:p text:style-name="P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Text_20_body" style:default-outline-level="3" style:class="text">
      <style:paragraph-properties fo:margin-top="0.494cm" fo:margin-bottom="0.494cm"/>
      <style:text-properties fo:font-size="13.5pt" fo:font-weight="bold" style:font-size-asian="13.5pt" style:font-weight-asian="bold" style:font-size-complex="13.5pt" style:font-weight-complex="bold"/>
    </style:style>
    <style:style style:name="Normal_20__28_Web_29_" style:display-name="Normal (Web)" style:family="paragraph" style:parent-style-name="Standard">
      <style:paragraph-properties fo:margin-top="0.494cm" fo:margin-bottom="0.494cm"/>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co" style:family="text" style:parent-style-name="Default_20_Paragraph_20_Font"/>
    <style:style style:name="r" style:family="text" style:parent-style-name="Default_20_Paragraph_20_Font"/>
    <style:style style:name="sy" style:family="text" style:parent-style-name="Default_20_Paragraph_20_Font"/>
    <style:style style:name="c" style:family="text" style:parent-style-name="Default_20_Paragraph_20_Font"/>
    <style:style style:name="dl" style:family="text" style:parent-style-name="Default_20_Paragraph_20_Font"/>
    <style:style style:name="k" style:family="text" style:parent-style-name="Default_20_Paragraph_20_Font"/>
    <style:style style:name="fu"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RSPec Documentation</dc:title>
    <meta:initial-creator>Yahoo</meta:initial-creator>
    <meta:creation-date>2010-06-15T18:03:00</meta:creation-date>
    <dc:creator>Narayanan </dc:creator>
    <dc:date>2010-06-16T19:37:41</dc:date>
    <meta:editing-cycles>166</meta:editing-cycles>
    <meta:editing-duration>PT03H53M17S</meta:editing-duration>
    <meta:generator>OpenOffice.org/3.2$Linux OpenOffice.org_project/320m12$Build-9483</meta:generator>
    <meta:document-statistic meta:table-count="0" meta:image-count="0" meta:object-count="0" meta:page-count="13" meta:paragraph-count="186" meta:word-count="1834" meta:character-count="13295"/>
    <meta:user-defined meta:name="Info 1"/>
    <meta:user-defined meta:name="Info 2"/>
    <meta:user-defined meta:name="Info 3"/>
    <meta:user-defined meta:name="Info 4"/>
  </office:meta>
</office:document-meta>
</file>